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3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style:font-name="Heiti TC Light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5   |   <text:a xlink:type="simple" xlink:href="http://palinfo.habago.org/Entry?Command=Information_PrintForum#FORUM40404"><text:span text:style-name="T1">#</text:span></text:a></text:p>
      <text:p text:style-name="P2">介紹《動物權與動物福利小百科》</text:p>
      <text:p text:style-name="P2">介紹一本工具書。我和學姐都有參與翻譯。可以網上購得，相關資料如下。</text:p>
      <text:p text:style-name="P2"/>
      <text:p text:style-name="P2">陳真 2005. 6. 5.</text:p>
      <text:p text:style-name="P2"/>
      <text:p text:style-name="P2">animalrights.jpg</text:p>
      <text:p text:style-name="P2"/>
      <text:p text:style-name="P2">《動物權與動物福利小百科》（Encyclopedia of Animal Rights and Animal Welfare）</text:p>
      <text:p text:style-name="P2"/>
      <text:p text:style-name="P3"><text:span text:style-name="T2">這裏可購書：</text:span><text:a xlink:type="simple" xlink:href="http://www.books.com.tw/exep/prod/booksfile.php?item=0010208443&amp;"><text:span text:style-name="T3">http://www.books.com.tw/exep/prod/booksfile.php?item=0010208443&amp;</text:span></text:a></text:p>
      <text:p text:style-name="P2"/>
      <text:p text:style-name="P2"/>
      <text:p text:style-name="P2">作者： 馬克．貝考夫（Marc Bekoff）/編著</text:p>
      <text:p text:style-name="P2"/>
      <text:p text:style-name="P2">譯者： 錢永祥，彭淮棟，陳真，李鑑慧</text:p>
      <text:p text:style-name="P2">校訂：葉力森，蔣家語，釋悟泓</text:p>
      <text:p text:style-name="P2">出版社：桂冠</text:p>
      <text:p text:style-name="P2">出版日期：2002 年 11 月 01 日</text:p>
      <text:p text:style-name="P2">語言別：繁體中文</text:p>
      <text:p text:style-name="P2">ISBN：9577304109</text:p>
      <text:p text:style-name="P2"/>
      <text:p text:style-name="P2"/>
      <text:p text:style-name="P2">內容簡介：</text:p>
      <text:p text:style-name="P2"/>
      <text:p text:style-name="P2"/>
      <text:p text:style-name="P2">台灣地區目前在動物保護方面的專業論述，除八十五年間出版的《動物解放》一書外，並無其他書籍能針對動物權及動物福利的觀念提供完整的介紹。一個運動的推行需要知識作為行動者強而有力的後盾；若無知識作為基礎，則理想與熱情恐也難以深入持續與發揮。</text:p>
      <text:p text:style-name="P2"/>
      <text:p text:style-name="P2">因此，對於想要多瞭解動物保護或動物權議題的讀者而言，一本兼具入門介紹及工具書功能的書籍是相當必要的。在坊間許多特色各異的出版品中，《動物權與動物福利小百科》在對台灣動物保護及動物權此一議題的論述建構，應可提供相當大的幫助。</text:p>
      <text:p text:style-name="P2"/>
      <text:p text:style-name="P2">===================</text:p>
      <text:p text:style-name="P2">本書集合了動物保護運動界、生物學及生態學等多個領域的專家，將近年各類觀點與資訊發展融於一冊。全書依照英文辭目之字母順序排列，書前並有世界知名動物保育專家珍古德所寫的前言。</text:p>
      <text:p text:style-name="P2"/>
      <text:p text:style-name="P2">每條辭目之釋文之中，以貓型符號代表「對照參考」辭目，指引讀者引申閱讀，釋文之後註明原撰文者及翻譯者姓名，足徵其資料之權威性。書前編有動物權運動年表，書後附有4個附錄，依次為：中文索引、參考文獻、動物福利與人道教育組織資料、作者及譯者介紹。本書對關心動物議題的讀者來說，就像一個知識的寶庫。（邱鈺漣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